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T MALTA (2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T MALTA (2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 and the people on the island (28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postle and the people on the island (28:1-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y first look on him as a murderer (28:1-4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y first look on him as a murderer (28:1-4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isis (28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nclusion (28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postle and the people on the island (28:1-6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y first look on him as a murderer (28:1-4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y finally look on him as a god (28:5-6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AUL AT MALTA (28:1-1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postle and the people on the island (28:1-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postle and the politician on the island (28:7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postle and the politician on the island (28:7-1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aul heals Publius's father (28:7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aul heals Publius's people (28:9-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PAUL AT MALTA (28:1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apostle and the people on the island (28:1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postle and the politician on the island (28:7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8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AT MALTA (28:1-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EN ROUTE TO ROME (28:11-14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ROME (28:15-3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AUL IN ROME (28:15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ere (28:15-16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o (28:17-2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Who (28:17-29):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First meeting (28:17-22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First meeting (28:17-2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view (28:17-2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reaction (28:21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Who (28:17-29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First meeting (28:17-22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Second meeting (28:23-29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Second meeting (28:23-29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revelation (28:2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responses (28:2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minder (28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Who (28:17-29):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First meeting (28:17-2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Second meeting (28:23-2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PAUL IN ROME (28:15-3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Where (28:15-16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Who (28:17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When (28:30-3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8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AUL AT MALTA (28:1-10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AUL EN ROUTE TO ROME (28:1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AUL IN ROME (28:15-3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8 </dc:title>
    <meta:initial-creator>David STRICKLAND</meta:initial-creator>
    <dc:creator>David STRICKLAND</dc:creator>
    <meta:creation-date>2020-02-24T10:50:40Z</meta:creation-date>
    <dc:date>2020-02-24T10:50:41Z</dc:date>
    <meta:template xlink:href="BibleStudy" xlink:type="simple"/>
    <meta:editing-cycles>1</meta:editing-cycles>
    <meta:editing-duration>PT0S</meta:editing-duration>
    <meta:document-statistic meta:paragraph-count="51" meta:word-count="366"/>
  </office:meta>
</office:document-meta>
</file>